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Standard">
      <style:paragraph-properties fo:line-height="200%"/>
    </style:style>
    <style:style style:name="P3" style:family="paragraph" style:parent-style-name="Text_20_body">
      <style:paragraph-properties fo:line-height="200%"/>
    </style:style>
    <style:style style:name="P4" style:family="paragraph" style:parent-style-name="Text_20_body">
      <style:paragraph-properties fo:line-height="200%"/>
      <style:text-properties officeooo:paragraph-rsid="0012a8b8"/>
    </style:style>
    <style:style style:name="P5" style:family="paragraph" style:parent-style-name="Text_20_body">
      <style:paragraph-properties fo:line-height="200%"/>
      <style:text-properties officeooo:paragraph-rsid="00140339"/>
    </style:style>
    <style:style style:name="P6" style:family="paragraph" style:parent-style-name="Text_20_body">
      <style:paragraph-properties fo:line-height="200%"/>
      <style:text-properties officeooo:paragraph-rsid="00148b2e"/>
    </style:style>
    <style:style style:name="P7" style:family="paragraph" style:parent-style-name="Text_20_body">
      <style:paragraph-properties fo:line-height="200%" fo:text-align="center" style:justify-single-word="false"/>
      <style:text-properties officeooo:paragraph-rsid="00174802"/>
    </style:style>
    <style:style style:name="P8" style:family="paragraph" style:parent-style-name="Text_20_body">
      <style:paragraph-properties fo:line-height="200%" fo:text-align="start" style:justify-single-word="false"/>
      <style:text-properties officeooo:paragraph-rsid="00174802"/>
    </style:style>
    <style:style style:name="P9" style:family="paragraph" style:parent-style-name="Text_20_body">
      <style:paragraph-properties fo:line-height="200%" fo:text-align="center" style:justify-single-word="false" fo:break-before="page"/>
      <style:text-properties fo:font-size="15pt" fo:font-weight="bold" style:font-size-asian="15pt" style:font-weight-asian="bold" style:font-size-complex="15pt" style:font-weight-complex="bold"/>
    </style:style>
    <style:style style:name="P10" style:family="paragraph" style:parent-style-name="Standard">
      <style:paragraph-properties fo:line-height="150%"/>
      <style:text-properties style:font-name="Liberation Serif" fo:font-size="15pt" fo:font-style="italic" officeooo:rsid="0015f670" officeooo:paragraph-rsid="0015f670" style:font-size-asian="15pt" style:font-style-asian="italic" style:font-size-complex="15pt" style:font-style-complex="italic"/>
    </style:style>
    <style:style style:name="P11" style:family="paragraph" style:parent-style-name="Standard">
      <style:paragraph-properties fo:line-height="150%"/>
      <style:text-properties fo:font-size="15pt" officeooo:rsid="0015f670" officeooo:paragraph-rsid="0015f670" style:font-size-asian="15pt" style:font-size-complex="15pt"/>
    </style:style>
    <style:style style:name="P12" style:family="paragraph" style:parent-style-name="Standard">
      <style:paragraph-properties fo:line-height="150%"/>
      <style:text-properties fo:font-size="15pt" officeooo:rsid="001af30e" officeooo:paragraph-rsid="001af30e" style:font-size-asian="15pt" style:font-size-complex="15pt"/>
    </style:style>
    <style:style style:name="P13" style:family="paragraph" style:parent-style-name="Standard">
      <style:paragraph-properties fo:line-height="150%"/>
      <style:text-properties fo:font-size="15pt" officeooo:rsid="001b196e" officeooo:paragraph-rsid="001b196e" style:font-size-asian="15pt" style:font-size-complex="15pt"/>
    </style:style>
    <style:style style:name="P14" style:family="paragraph" style:parent-style-name="Standard">
      <style:paragraph-properties fo:line-height="150%"/>
      <style:text-properties fo:font-size="15pt" fo:font-weight="normal" officeooo:rsid="001bc3cd" officeooo:paragraph-rsid="001bc3cd" style:font-size-asian="15pt" style:font-weight-asian="normal" style:font-size-complex="15pt" style:font-weight-complex="normal"/>
    </style:style>
    <style:style style:name="P15" style:family="paragraph" style:parent-style-name="Standard">
      <style:paragraph-properties fo:line-height="200%" fo:text-align="center" style:justify-single-word="false" fo:break-before="page"/>
      <style:text-properties fo:font-size="16pt" fo:font-weight="bold" officeooo:rsid="0015f670" officeooo:paragraph-rsid="0015f670" style:font-size-asian="16pt" style:font-weight-asian="bold" style:font-size-complex="16pt" style:font-weight-complex="bold"/>
    </style:style>
    <style:style style:name="P16" style:family="paragraph" style:parent-style-name="Text_20_body" style:list-style-name="L1">
      <style:paragraph-properties fo:line-height="115%"/>
      <style:text-properties officeooo:rsid="00140339" officeooo:paragraph-rsid="00140339"/>
    </style:style>
    <style:style style:name="P17" style:family="paragraph" style:parent-style-name="Text_20_body">
      <style:paragraph-properties fo:line-height="200%"/>
      <style:text-properties officeooo:paragraph-rsid="001bc3cd"/>
    </style:style>
    <style:style style:name="P18" style:family="paragraph" style:parent-style-name="Text_20_body">
      <style:paragraph-properties fo:line-height="200%"/>
      <style:text-properties officeooo:rsid="00174802" officeooo:paragraph-rsid="00174802"/>
    </style:style>
    <style:style style:name="P19" style:family="paragraph" style:parent-style-name="Text_20_body">
      <style:paragraph-properties fo:line-height="100%"/>
      <style:text-properties officeooo:paragraph-rsid="00148b2e"/>
    </style:style>
    <style:style style:name="P20" style:family="paragraph" style:parent-style-name="Text_20_body" style:list-style-name="L1">
      <style:paragraph-properties fo:line-height="115%"/>
      <style:text-properties officeooo:paragraph-rsid="00140339"/>
    </style:style>
    <style:style style:name="P21" style:family="paragraph" style:parent-style-name="Text_20_body">
      <style:paragraph-properties fo:line-height="115%"/>
      <style:text-properties officeooo:paragraph-rsid="001bc3cd"/>
    </style:style>
    <style:style style:name="P22" style:family="paragraph" style:parent-style-name="Text_20_body">
      <style:paragraph-properties fo:line-height="115%"/>
      <style:text-properties officeooo:rsid="00148b2e" officeooo:paragraph-rsid="00148b2e"/>
    </style:style>
    <style:style style:name="P23" style:family="paragraph" style:parent-style-name="Text_20_body">
      <style:paragraph-properties fo:line-height="115%"/>
      <style:text-properties officeooo:rsid="001bc3cd" officeooo:paragraph-rsid="001bc3cd"/>
    </style:style>
    <style:style style:name="T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fo:letter-spacing="normal" fo:font-weight="normal"/>
    </style:style>
    <style:style style:name="T4" style:family="text">
      <style:text-properties officeooo:rsid="0012a8b8"/>
    </style:style>
    <style:style style:name="T5" style:family="text">
      <style:text-properties fo:font-style="italic" style:font-style-asian="italic" style:font-style-complex="italic"/>
    </style:style>
    <style:style style:name="T6" style:family="text">
      <style:text-properties officeooo:rsid="00140339"/>
    </style:style>
    <style:style style:name="T7" style:family="text">
      <style:text-properties officeooo:rsid="00148b2e"/>
    </style:style>
    <style:style style:name="T8" style:family="text">
      <style:text-properties style:text-position="super 58%" officeooo:rsid="00148b2e"/>
    </style:style>
    <style:style style:name="T9" style:family="text">
      <style:text-properties officeooo:rsid="0015f670"/>
    </style:style>
    <style:style style:name="T10" style:family="text">
      <style:text-properties officeooo:rsid="00174802"/>
    </style:style>
    <style:style style:name="T11" style:family="text">
      <style:text-properties officeooo:rsid="0017bceb"/>
    </style:style>
    <style:style style:name="T12" style:family="text">
      <style:text-properties officeooo:rsid="001b196e"/>
    </style:style>
    <style:style style:name="T13" style:family="text">
      <style:text-properties fo:font-weight="bold" style:font-weight-asian="bold" style:font-weight-complex="bold"/>
    </style:style>
    <style:style style:name="T14" style:family="text">
      <style:text-properties officeooo:rsid="001bc3cd"/>
    </style:style>
    <style:style style:name="T15" style:family="text">
      <style:text-properties officeooo:rsid="001c259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ll to Worship (<text:span text:style-name="T12">Rev 5:9</text:span>) / Opening prayer (John)<text:line-break/>Announcements (John)</text:p>
      <text:p text:style-name="P6"><text:span text:style-name="T7">1. </text:span><text:span text:style-name="T4">OCC shoeboxes x 43 </text:span><text:span text:style-name="T7">will be delivered this week</text:span></text:p>
      <text:p text:style-name="P19"><text:span text:style-name="T7">2. Barry &amp; Suzanne are in Noorat today where Barry commenced in ministry. Noorat Parish is celebrating its 150</text:span><text:span text:style-name="T8">th</text:span><text:span text:style-name="T7"> anniversary</text:span></text:p>
      <text:p text:style-name="P22">3. A lot will be happening next week November 5th</text:p>
      <text:list xml:id="list4074321203" text:style-name="L1">
        <text:list-item>
          <text:p text:style-name="P16">a) Communion <text:span text:style-name="T10">service</text:span></text:p>
        </text:list-item>
        <text:list-item>
          <text:p text:style-name="P20"><text:span text:style-name="T6">b) Rev Grant Lawry </text:span><text:span text:style-name="T10">will be </text:span><text:span text:style-name="T6">preaching</text:span><text:span text:style-name="T1"> from 1 Corinthians 15 on Resurrection Hope</text:span></text:p>
        </text:list-item>
        <text:list-item>
          <text:p text:style-name="P20"><text:span text:style-name="T6">c) </text:span><text:span text:style-name="T4">AGM </text:span><text:span text:style-name="T6">after the service; Annual report/s will be sent out by email during the week and a few copies will be available in the foyer next Sunday</text:span></text:p>
        </text:list-item>
        <text:list-item>
          <text:p text:style-name="P20"><text:span text:style-name="T6">d) </text:span><text:span text:style-name="T4">Evening prayer service </text:span><text:span text:style-name="T6">5pm</text:span><text:span text:style-name="T4">: Israel, Australia real reconciliation &amp; healing, Mt Magnet</text:span></text:p>
        </text:list-item>
      </text:list>
      <text:p text:style-name="P18">4. Morning tea is on after the service: let’s make it a time of encouragement and prayerful support</text:p>
      <text:p text:style-name="P23">We come to our first song of praise, so let us stand to sing And Can It Be, after which Callum will bring our first reading</text:p>
      <text:p text:style-name="P17">Praise: <text:span text:style-name="T5">And Can It Be</text:span><text:line-break/>Bible Reading: Psalm 23 (Callum)</text:p>
      <text:p text:style-name="P21"><text:span text:style-name="T14">Let us stand to sing again<text:line-break/></text:span>Praise: <text:span text:style-name="Emphasis">Every Step</text:span><text:line-break/>Prayer for the church and the world (John A)</text:p>
      <text:p text:style-name="P4"><text:span text:style-name="T4">OCC shoeboxes x 43</text:span><text:line-break/>Bible reading: 2 Thessalonians 1:3-12 (John A)<text:line-break/>Praise: <text:span text:style-name="Emphasis">The Lord Is My Salvation</text:span> (Offering)<text:line-break/>Sermon: “I Will Fear No Evil” (Mook)<text:line-break/>Praise: <text:span text:style-name="Emphasis">Lord From Sorrows Deep I Call</text:span><text:line-break/>Benediction (Mook<text:span text:style-name="T9">)</text:span></text:p>
      <text:p text:style-name="P9">Sermon Outline</text:p>
      <text:p text:style-name="P7">“I Will Fear No Evil” (2 Thessalonians 1:3-12) <text:span text:style-name="T6">Mook</text:span></text:p>
      <text:p text:style-name="P8">Introduction</text:p>
      <text:p text:style-name="P5"/>
      <text:p text:style-name="P5"/>
      <text:p text:style-name="P5">1. God’s Righteous Judgement</text:p>
      <text:p text:style-name="P5"/>
      <text:p text:style-name="P5"/>
      <text:p text:style-name="P5"/>
      <text:p text:style-name="P3">2. Give Thanks and Encouragement</text:p>
      <text:p text:style-name="P3"/>
      <text:p text:style-name="P3"/>
      <text:p text:style-name="P3"/>
      <text:p text:style-name="P3">3. Let’s Charge On</text:p>
      <text:p text:style-name="P3"/>
      <text:p text:style-name="P3"/>
      <text:p text:style-name="P3"/>
      <text:p text:style-name="P3">Conclusion</text:p>
      <text:p text:style-name="P2"/>
      <text:p text:style-name="P15">Call to Worship</text:p>
      <text:p text:style-name="P11">Reading from <text:span text:style-name="T11">Revelation 5:9, a new song is addressed the Lamb Who was slain</text:span></text:p>
      <text:p text:style-name="P10"><text:span text:style-name="T2">“</text:span><text:span text:style-name="T3">Worthy are you to take the scroll and to open its seals, for you were slain, and by your blood you ransomed people for God from every tribe and language and people and nation”</text:span></text:p>
      <text:p text:style-name="P11">Let us pray:</text:p>
      <text:p text:style-name="P12">Heavenly Father we have gathered here today only because Jesus has ransomed us from every tribe and language and people and nation. We gather to give You true worship as we are empowered by The Holy Spirit. We gather to honour Jesus, the Lamb of God, Who took away the sins of the world.</text:p>
      <text:p text:style-name="P12">Because He offered Himself as the only sinless perfect sacrifice, we lift up His Name today, even though we are not worthy on our own, for we are still imperfect sinners, saved only by Your grace.</text:p>
      <text:p text:style-name="P12">As the Passover Lamb was selected and carefully inspected, to ensure it wa<text:span text:style-name="T12">s</text:span> spotless and without blemish, we thank You that we are not inspected, for we would fail the test. Instead, we accept by faith the sacrifice of Jesus on the Cross, made on our behalf, and now <text:span text:style-name="T12">we</text:span> live free of the burden and guilt of sin.</text:p>
      <text:p text:style-name="P13">We accept by faith that Jesus took our sin, suffered the puishment that was rightly ours, and in exchange He has given us His Perfect Righteousness. We are therefore bold enough to approach Your Throne of Grace today, asking that our worship might be acceptable in Your sight, because of Jesus death on the Cross, His Resurrection from the grave and His Ascension to glory. <text:span text:style-name="T13">Amen.</text:span></text:p>
      <text:p text:style-name="P13"><text:span text:style-name="T13"/></text:p>
      <text:p text:style-name="P13"><text:span text:style-name="T13">Announcements</text:span></text:p>
      <text:p text:style-name="P14">then Praise And Can It Be then Callum will bring our first <text:span text:style-name="T15">readin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page-layout style:name="Mpm1">
      <style:page-layout-properties fo:page-width="21.001cm" fo:page-height="29.7cm" style:num-format="1" style:print-orientation="portrait" fo:margin-top="0.55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896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text:p>
        <text:p text:style-name="MP1">29 October 2023</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3-10-28T21:39:57.240852672</dc:date>
    <meta:editing-duration>PT1H40M19S</meta:editing-duration>
    <meta:editing-cycles>7</meta:editing-cycles>
    <meta:generator>LibreOffice/7.3.7.2$Linux_X86_64 LibreOffice_project/30$Build-2</meta:generator>
    <meta:print-date>2023-10-28T21:39:52.376203217</meta:print-date>
    <meta:document-statistic meta:table-count="0" meta:image-count="0" meta:object-count="0" meta:page-count="3" meta:paragraph-count="32" meta:word-count="534" meta:character-count="2922" meta:non-whitespace-character-count="2424"/>
  </office:meta>
</office:document-meta>
</file>